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F16" svg:font-family="F16" style:font-family-generic="swiss"/>
    <style:font-face style:name="F19" svg:font-family="F19" style:font-family-generic="swiss"/>
    <style:font-face style:name="F20" svg:font-family="F20" style:font-family-generic="swiss"/>
    <style:font-face style:name="F24" svg:font-family="F24" style:font-family-generic="swiss"/>
    <style:font-face style:name="F25" svg:font-family="F25" style:font-family-generic="swiss"/>
    <style:font-face style:name="F26" svg:font-family="F26" style:font-family-generic="swiss"/>
    <style:font-face style:name="F27" svg:font-family="F27" style:font-family-generic="swiss"/>
    <style:font-face style:name="F36" svg:font-family="F36"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Heading_20_4">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Heading_20_3">
      <style:paragraph-properties fo:text-align="center" style:justify-single-word="false"/>
    </style:style>
    <style:style style:name="P6" style:family="paragraph" style:parent-style-name="Code">
      <style:text-properties style:font-name="Courier New"/>
    </style:style>
    <style:style style:name="P7" style:family="paragraph" style:parent-style-name="Code" style:list-style-name="L2"/>
    <style:style style:name="P8" style:family="paragraph" style:parent-style-name="Code">
      <style:paragraph-properties fo:margin-left="0.9846in" fo:margin-right="0in" fo:text-indent="0in" style:auto-text-indent="false"/>
    </style:style>
    <style:style style:name="T1" style:family="text">
      <style:text-properties fo:font-size="11pt" style:font-size-asian="11pt" style:font-size-complex="11pt"/>
    </style:style>
    <style:style style:name="T2" style:family="text">
      <style:text-properties fo:font-size="11pt" style:font-name-asian="F26" style:font-size-asian="11pt" style:font-name-complex="F26" style:font-size-complex="11pt"/>
    </style:style>
    <style:style style:name="T3" style:family="text">
      <style:text-properties fo:font-size="11pt" style:font-name-asian="F27" style:font-size-asian="11pt" style:font-name-complex="F27" style:font-size-complex="11pt"/>
    </style:style>
    <style:style style:name="T4" style:family="text">
      <style:text-properties fo:color="#ff00ff" fo:font-size="11pt" style:font-name-asian="F27" style:font-size-asian="11pt" style:font-name-complex="F27" style:font-size-complex="11pt"/>
    </style:style>
    <style:style style:name="T5" style:family="text">
      <style:text-properties fo:color="#ff00ff" style:font-name-asian="F27" style:font-name-complex="F27"/>
    </style:style>
    <style:style style:name="T6" style:family="text">
      <style:text-properties style:font-name-asian="F26" style:font-name-complex="F26"/>
    </style:style>
    <style:style style:name="T7" style:family="text">
      <style:text-properties style:font-name-asian="F27" style:font-name-complex="F27"/>
    </style:style>
    <style:style style:name="T8" style:family="text">
      <style:text-properties style:font-name="Courier New"/>
    </style:style>
    <style:style style:name="T9" style:family="text">
      <style:text-properties style:font-name="Courier New" fo:font-size="11pt" style:font-name-asian="F27" style:font-size-asian="11pt" style:font-name-complex="F27" style:font-size-complex="11pt"/>
    </style:style>
    <style:style style:name="T10" style:family="text">
      <style:text-properties style:font-name="Courier New" fo:font-size="9pt" style:font-size-asian="9pt" style:font-size-complex="9pt"/>
    </style:style>
    <style:style style:name="T11" style:family="text">
      <style:text-properties style:font-name="Courier New" style:font-name-asian="F27" style:font-name-complex="F27"/>
    </style:style>
    <style:style style:name="T1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uilding Csound on Windows</text:h>
      <text:h text:style-name="P3" text:outline-level="1">5.12.1</text:h>
      <text:h text:style-name="P4" text:outline-level="2">Michael Gogins</text:h>
      <text:h text:style-name="P5" text:outline-level="3">michael.gogins@gmail.com</text:h>
      <text:h text:style-name="P2" text:outline-level="4">August 26, 2010</text:h>
      <text:h text:style-name="Heading_20_1" text:outline-level="1">Introduction</text:h>
      <text:p text:style-name="Text_20_body">This document should be updated in CVS in reasonable detail with each release of the Windows installers for Csound, in order to provide up to date instructions for building Csound on Windows. Please note the last date each package was updated and, if relevant, its current version number. Do <text:span text:style-name="T1">this, of course, </text:span><text:span text:style-name="T2">only </text:span><text:span text:style-name="T1">if your build succeeds </text:span><text:span text:style-name="T2">and </text:span><text:span text:style-name="T1">the package version is more recent than the </text:span>one previously recorded in this document.</text:p>
      <text:p text:style-name="Text_20_body">Hyperlinks to repositories are provided to speed downloading and installing third-party dependencies.</text:p>
      <text:p text:style-name="Text_20_body"><text:span text:style-name="T1">Csound on Windows is built using MinGW/MSys from </text:span><text:a xlink:type="simple" xlink:href="http://www.mingw.org/"><text:span text:style-name="Internet_20_link"><text:span text:style-name="T1">http://</text:span></text:span></text:a><text:a xlink:type="simple" xlink:href="http://www.mingw.org/"><text:span text:style-name="Internet_20_link"><text:span text:style-name="T3">www.mingw.org</text:span></text:span></text:a><text:span text:style-name="T1">. Code is built </text:span>for release, with full optimizations including intrinsics and vectorization. These optimizations may preclude debugging. In that case, a separate debug build must be made in order to debug. However, the only differences between the debug build and the release build must be the presence or absence of optimizations and the generation or not of debugging information. <text:span text:style-name="T12">Code generation for all builds must be for release versions of all runtime libraries and all third party libraries</text:span>. This code generation standard also applies, of course, to actually building the third party libraries.</text:p>
      <text:p text:style-name="Text_20_body">All third party libraries will be updated from the most recent version that seems to be used by a majority of their users – whatever that is (trunk, most recent tag, stable release, whatever). If pre-built binaries are available, use them. Otherwise, build third party libraries with the same version of the compiler that is used to build Csound itself.</text:p>
      <text:p text:style-name="Text_20_body">If the library does not come with a functional build system for MinGW/MSys, create an SConstruct file for it. However, some libraries have to be built with Microsoft Visual C++, of which fortunately there is a free Express Edition.</text:p>
      <text:p text:style-name="Text_20_body">The conceit of this build system is that Csound is built in a standard Linux environment (which is simulated using MSys), using the standard GNU compiler (which is MinGW). To <text:span text:style-name="T1">assist us in this delusion, the Linux root directory is simulated by </text:span><text:a xlink:type="simple" xlink:href="file:///C:/utah"><text:span text:style-name="T4">C:/utah</text:span></text:a><text:span text:style-name="T1">, which contains </text:span>a more or less standard Linux filesystem (at least, it does when in the MSys shell). Third <text:span text:style-name="T1">party libraries are therefore located in </text:span><text:span text:style-name="T4">/c/utah/opt</text:span><text:span text:style-name="T1">.</text:span></text:p>
      <text:h text:style-name="Heading_20_1" text:outline-level="1">Build Steps</text:h>
      <text:list xml:id="list41244004" text:style-name="L2">
        <text:list-item>
          <text:p text:style-name="P1">(Done) Update the documentation tools.</text:p>
          <text:list>
            <text:list-item>
              <text:p text:style-name="P1">(Done) Update the docbook toolchain:</text:p>
              <text:list>
                <text:list-item>
                  <text:p text:style-name="P1"><text:span text:style-name="T1">(Done) Install the current Windows build of </text:span><text:span text:style-name="T9">xsltproc</text:span><text:span text:style-name="T3"> </text:span><text:span text:style-name="T1">from </text:span><text:a xlink:type="simple" xlink:href="http://www.zlatkovic.com/libxml.en.html"><text:span text:style-name="Internet_20_link"><text:span text:style-name="T3">http://www.zlatkovic.com/libxml.en.html</text:span></text:span></text:a><text:span text:style-name="T1">. This may involve also installing libraries upon which </text:span><text:span text:style-name="T9">xsltproc</text:span><text:span text:style-name="T3"> </text:span><text:span text:style-name="T1">depends.</text:span></text:p>
                </text:list-item>
                <text:list-item>
                  <text:p text:style-name="P1"><text:span text:style-name="T1">(Done) Install the current Docbook XML DTDs from </text:span><text:a xlink:type="simple" xlink:href="http://www.oasis-open.org/docbook/xml/4.5/docbook-xml-4.5.zip"><text:span text:style-name="Internet_20_link"><text:span text:style-name="T3">http://www.oasis-open.org/docbook/xml/4.5/docbook-xml-4.5.zip</text:span></text:span></text:a><text:span text:style-name="T1">.</text:span></text:p>
                </text:list-item>
                <text:list-item>
                  <text:p text:style-name="P1">(Done) Install the current Docbook XSL stylesheets from <text:a xlink:type="simple" xlink:href="http://sourceforge.net/project/downloading.php?group_id=21935&amp;filename=docbook-xsl-1.75.1.zip">http://sourceforge.net/project/downloading.php?group_id=</text:a><text:a xlink:type="simple" xlink:href="http://sourceforge.net/project/downloading.php?group_id=21935&amp;filename=docbook-xsl-1.75.1.zip"><text:span text:style-name="T4">21935&amp;filename=docbook-xsl-1.75.1.zip</text:span></text:a><text:span text:style-name="T4"> </text:span><text:span text:style-name="T1">Fill in the </text:span><text:span text:style-name="T9">rewritePrefix</text:span><text:span text:style-name="T3"> </text:span><text:span text:style-name="T1">attributes to make the </text:span><text:span text:style-name="T4">catalog.xml </text:span><text:span text:style-name="T1">file be something like:</text:span></text:p>
                </text:list-item>
              </text:list>
            </text:list-item>
          </text:list>
        </text:list-item>
      </text:list>
      <text:p text:style-name="P8"><text:span text:style-name="Source_20_Text"><text:span text:style-name="T10"/></text:span></text:p>
      <text:p text:style-name="P8"><text:span text:style-name="Source_20_Text"><text:span text:style-name="T10">&lt;?xml version="1.0" encoding="utf-8"?&gt;</text:span></text:span></text:p>
      <text:p text:style-name="P8"><text:span text:style-name="Source_20_Text"><text:span text:style-name="T10">&lt;catalog xmlns="urn:oasis:names:tc:entity:xmlns:xml:catalog"&gt;</text:span></text:span></text:p>
      <text:p text:style-name="P8"><text:span text:style-name="Source_20_Text"><text:span text:style-name="T10"><text:s text:c="2"/>&lt;!-- XML Catalog file for DocBook XSL Stylesheets v1.75.1 --&gt;</text:span></text:span></text:p>
      <text:p text:style-name="P8"><text:span text:style-name="Source_20_Text"><text:span text:style-name="T10"><text:s text:c="2"/>&lt;rewriteURI uriStartString="http://docbook.sourceforge.net/release/xsl/current/" rewritePrefix="file:///C:/utah/opt/docbook-xsl-1.75.1/"/&gt;</text:span></text:span></text:p>
      <text:p text:style-name="P8"><text:span text:style-name="Source_20_Text"><text:span text:style-name="T10"><text:s text:c="2"/>&lt;rewriteSystem systemIdStartString="http://docbook.sourceforge.net/release/xsl/current/" rewritePrefix="file:///C:/utah/opt/docbook-xsl-1.75.1/"/&gt;</text:span></text:span></text:p>
      <text:p text:style-name="P8"><text:span text:style-name="Source_20_Text"><text:span text:style-name="T10"><text:s text:c="2"/>&lt;rewriteURI uriStartString="http://docbook.sourceforge.net/release/xsl/1.75.1/" rewritePrefix="file:///C:/utah/opt/docbook-xsl-1.75.1/"/&gt;</text:span></text:span></text:p>
      <text:p text:style-name="P8"><text:span text:style-name="Source_20_Text"><text:span text:style-name="T10"><text:s text:c="2"/>&lt;rewriteSystem systemIdStartString="http://docbook.sourceforge.net/release/xsl/1.75.1/" rewritePrefix="file:///C:/utah/opt/docbook-xsl-1.75.1/"/&gt;</text:span></text:span></text:p>
      <text:p text:style-name="P8"><text:span text:style-name="Source_20_Text"><text:span text:style-name="T10"><text:s text:c="2"/>&lt;rewriteURI uriStartString="http://www.oasis-open.org/docbook/xml/4.2/" rewritePrefix="file:///C:/utah/opt/docbook-xml-4.5/"/&gt;</text:span></text:span></text:p>
      <text:p text:style-name="P8"><text:span text:style-name="Source_20_Text"><text:span text:style-name="T10"><text:s text:c="2"/>&lt;rewriteSystem systemIdStartString="http://www.oasis-open.org/docbook/xml/4.2/" rewritePrefix="file:///C:/utah/opt/docbook-xml-4.5/"/&gt;</text:span></text:span></text:p>
      <text:p text:style-name="P8"><text:span text:style-name="Source_20_Text"><text:span text:style-name="T10">&lt;/catalog&gt;</text:span></text:span></text:p>
      <text:list xml:id="list41683525" text:continue-numbering="true" text:style-name="L2">
        <text:list-item>
          <text:list>
            <text:list-item>
              <text:p text:style-name="P1"><text:span text:style-name="T1">(Done) Update LaTeX to MikTex version 2.8 from </text:span><text:span text:style-name="T4">http://miktex.org</text:span><text:span text:style-name="T1">.</text:span></text:p>
            </text:list-item>
            <text:list-item>
              <text:p text:style-name="P1"><text:span text:style-name="T1">(Done) Update TeXniCenter to version 1 Stable RC1 from </text:span><text:span text:style-name="T4">http://www.texniccenter.org</text:span><text:span text:style-name="T1">.</text:span></text:p>
            </text:list-item>
            <text:list-item>
              <text:p text:style-name="P1"><text:span text:style-name="T1">(Done) Update Doxygen to the current version (1.7.1) from </text:span><text:span text:style-name="T4">http://www.stack.nl/~dimitri/doxygen</text:span><text:span text:style-name="T1">.</text:span></text:p>
            </text:list-item>
            <text:list-item>
              <text:p text:style-name="P1"><text:span text:style-name="T1">(Done) Update ATT Graphviz to version 2.26.3 from </text:span><text:span text:style-name="T4">http://www.graphviz.org</text:span><text:span text:style-name="T1">.</text:span></text:p>
            </text:list-item>
          </text:list>
        </text:list-item>
        <text:list-item>
          <text:p text:style-name="P1">(Done) Update the build tools.</text:p>
          <text:list>
            <text:list-item>
              <text:p text:style-name="P1">(Done) Update Python.</text:p>
              <text:list>
                <text:list-item>
                  <text:p text:style-name="P1"><text:span text:style-name="T1">(Done) Install the most recent standard version (currently 2.6.5) </text:span><text:span text:style-name="T2">that works with all the other stuff we need for Csound </text:span><text:span text:style-name="T1">(see other Python packages below) from </text:span><text:span text:style-name="T4">www.python.org</text:span><text:span text:style-name="T1">.</text:span></text:p>
                </text:list-item>
                <text:list-item>
                  <text:p text:style-name="P1"><text:span text:style-name="T1">(Done) Update SCons from </text:span><text:span text:style-name="T4">www.scons.org </text:span><text:span text:style-name="T1">to the most recent standard </text:span>version (currently 2.0.0).</text:p>
                </text:list-item>
                <text:list-item>
                  <text:p text:style-name="P1">(Done) Update the Psyco just in time compiler with Subversion us<text:span text:style-name="T1">ing </text:span><text:span text:style-name="T3">svn co http://codespeak.net/svn/psyco/dist/ psyco-dist </text:span><text:span text:style-name="T1">to the </text:span>most recent version (currently 1.6) and install from sources in the Msys <text:span text:style-name="T1">shell using </text:span><text:span text:style-name="T3">python setup.py install compiler=mingw32</text:span><text:span text:style-name="T1">.</text:span></text:p>
                </text:list-item>
                <text:list-item>
                  <text:p text:style-name="P1">(Done) Update NumPy (currently version 1.4.1) and SciPy (currently ver<text:span text:style-name="T1">sion 0.8.0) from </text:span><text:span text:style-name="T4">http://www.scipy.org</text:span><text:span text:style-name="T1">.</text:span></text:p>
                </text:list-item>
                <text:list-item>
                  <text:p text:style-name="P1"><text:span text:style-name="T1">(Done) Update VPython from </text:span><text:span text:style-name="T4">http://vpython.org/index.html </text:span><text:span text:style-name="T1">to the </text:span>most recent version (currently Visual 5).</text:p>
                </text:list-item>
                <text:list-item>
                  <text:p text:style-name="P1"><text:span text:style-name="T1">(Done) Update wxPython from </text:span><text:span text:style-name="T4">http://www.wxpython.org </text:span><text:span text:style-name="T1">to the most re</text:span>cent version (currently 2.8.10.1).</text:p>
                </text:list-item>
              </text:list>
            </text:list-item>
            <text:list-item>
              <text:p text:style-name="P1">(Done) Getting an up to date GNU Compiler Collection software development toolchain going for Windows is entirely possible and results in a compiler that is completely competitive with Microsoft's best, but installation can be a scattered and difficult process. It is to be hoped that the first alternative below will work for you. Either:</text:p>
              <text:list>
                <text:list-item>
                  <text:p text:style-name="P1">(Done) Update MSYS and MinGW using the instructions <text:span text:style-name="T1">at: </text:span><text:span text:style-name="T4">http://www.cccp-project.net/wiki/index.php?title=Installing_MSYS-MinGW</text:span><text:span text:style-name="T1">, using the most recent installation script at </text:span>the bottom of the page. This should install a more or less up to date version of MSYS, and a somewhat less up to date version of MinGW. Or:</text:p>
                </text:list-item>
                <text:list-item>
                  <text:p text:style-name="P1">(Not applicable) Update MSys base (current version 1.0.11-rc-1) and <text:span text:style-name="T1">MSys supplementary tools from </text:span><text:a xlink:type="simple" xlink:href="http://sourceforge.net/projects/"><text:span text:style-name="Internet_20_link"><text:span text:style-name="T3">http://sourceforge.net/projects/</text:span></text:span></text:a><text:span text:style-name="Internet_20_link"><text:span text:style-name="T3">mingw</text:span></text:span><text:span text:style-name="T1">.</text:span></text:p>
                  <text:list>
                    <text:list-item>
                      <text:p text:style-name="P1">(Not applicable  no longer available) Update MSYS with <text:span text:style-name="T8">pkg.m4</text:span> from http://johnnypops.demon.co.uk/mingw/msys-pkg-config-win32.<text:span text:style-name="T5">zip</text:span>.</text:p>
                    </text:list-item>
                  </text:list>
                </text:list-item>
                <text:list-item>
                  <text:p text:style-name="P1">(Done) Install (actually if you used in the install script from the first option, you will be <text:span text:style-name="T6">re</text:span>-installing) the latest version of the Twilight Dragon Media build of MinGW from<text:a xlink:type="simple" xlink:href="file:///D:/utah/home/mkg/csound/head/%20http://www.tdragon.net"><text:span text:style-name="Internet_20_link"> </text:span></text:a><text:a xlink:type="simple" xlink:href="file:///D:/utah/home/mkg/csound/head/%20http://www.tdragon.net"><text:span text:style-name="Internet_20_link"><text:span text:style-name="T7">http://www.tdragon.net</text:span></text:span></text:a><text:span text:style-name="T5"> </text:span>(currently 4.5.0). The <text:span text:style-name="T8">sjlj</text:span> version of the compiler must be used instead of the <text:span text:style-name="T8">dw2</text:span> version, even though the <text:span text:style-name="T8">dw2</text:span> compiler builds somewhat faster code, because the <text:span text:style-name="T8">dw2</text:span> compiler generates buggy code for DLL relocations.</text:p>
                </text:list-item>
                <text:list-item>
                  <text:p text:style-name="P1">(Done) For <text:span text:style-name="T11">pkg-config</text:span><text:span text:style-name="T7"> </text:span>and some other things, update the GTK+ development package for MinGW using the all-in-one bundle at <text:a xlink:type="simple" xlink:href="http://ftp.gnome.org/pub/gnome/binaries/win32/gtk+/2.20/gtk+-bundle_2.20.0-20100406_win32.zip"><text:span text:style-name="Internet_20_link">http://ftp.gnome.org/pub/gnome/binaries/win32/gtk+/2.20/gtk+</text:span></text:a><text:a xlink:type="simple" xlink:href="http://ftp.gnome.org/pub/gnome/binaries/win32/gtk+/2.20/gtk+-bundle_2.20.0-20100406_win32.zip"><text:span text:style-name="Internet_20_link"><text:span text:style-name="T7">-bundle_2.20.0-20100406_win32.zip</text:span></text:span></text:a>.</text:p>
                </text:list-item>
              </text:list>
            </text:list-item>
            <text:list-item>
              <text:p text:style-name="P1">(Done) Install Visual C++ 2010 Express Edition from Microsoft at <text:span text:style-name="Internet_20_link"><text:span text:style-name="T7">http://www.microsoft.com/express/Downloads/#2010-Visual-CPP</text:span></text:span>.</text:p>
            </text:list-item>
            <text:list-item>
              <text:p text:style-name="P1">(Done) Update SWIG from <text:a xlink:type="simple" xlink:href="http://www.swig.org/"><text:span text:style-name="Internet_20_link">http://</text:span></text:a><text:a xlink:type="simple" xlink:href="http://www.swig.org/"><text:span text:style-name="Internet_20_link"><text:span text:style-name="T7">www.swig.org</text:span></text:span></text:a><text:span text:style-name="T5"> </text:span>to the most recent standard version (currently 2.0.0).</text:p>
            </text:list-item>
            <text:list-item>
              <text:p text:style-name="P1">(Done) Update the Java Development Kit from <text:a xlink:type="simple" xlink:href="http://java.sun.com/javase/downloads/index.jsp"><text:span text:style-name="Internet_20_link"><text:span text:style-name="T7">http://java.sun.com/javase/downloads/index.jsp</text:span></text:span></text:a><text:span text:style-name="T5"> </text:span>to the most recent standard version (currently Java SE 6 Update 21).</text:p>
            </text:list-item>
            <text:list-item>
              <text:p text:style-name="P1">(Done) Update the CMake cross-platform build configurator and makefile generator (current version 2.80) from <text:a xlink:type="simple" xlink:href="http://www.cmake.org/cmake/resources/software.html"><text:span text:style-name="Internet_20_link"><text:span text:style-name="T7">http://www.cmake.org/cmake/resources/software.html</text:span></text:span></text:a>. </text:p>
            </text:list-item>
          </text:list>
        </text:list-item>
        <text:list-item>
          <text:p text:style-name="P1">(Done) Update third-party libraries.</text:p>
          <text:list>
            <text:list-item>
              <text:p text:style-name="P1">(Done) Install the VST SDK 2.4 from <text:span text:style-name="T5">http://www.steinberg.net/en/company/3rd_party_developer.html</text:span>.</text:p>
            </text:list-item>
            <text:list-item>
              <text:p text:style-name="P1">(Done) Install Pure Data sources using Subversion from <text:span text:style-name="T5">https://pure-data.svn.sourceforge.net/svnroot/pure-data</text:span>.4</text:p>
            </text:list-item>
            <text:list-item>
              <text:p text:style-name="P1">(Done) Install Tcl (current version 8.5.8.2) from <text:span text:style-name="T5">http://www.activestate.com/activetcl/downloads</text:span>.</text:p>
            </text:list-item>
            <text:list-item>
              <text:p text:style-name="P1">(Done) Update boost from <text:span text:style-name="T5">www.boost.org </text:span>to the most recent stable version (currently 1.44.0).</text:p>
            </text:list-item>
            <text:list-item>
              <text:p text:style-name="P1">(Done) Update Gmm++ from <text:a xlink:type="simple" xlink:href="http://home.gna.org/getfem/download.html">http://home.gna.org/getfem/download.html</text:a><text:span text:style-name="T5"> </text:span>to the most recent stable version (currently 4.1), and build it by running the <text:span text:style-name="T7">configure </text:span>script and <text:span text:style-name="T7">make</text:span>.</text:p>
            </text:list-item>
            <text:list-item>
              <text:p text:style-name="P1">(Done) Update the Synthesis Toolkit in C++ (STK) and build with <text:span text:style-name="T11">configure</text:span>.</text:p>
              <text:list>
                <text:list-item>
                  <text:p text:style-name="P1">(Done) Update from <text:span text:style-name="T5">http://ccrma.stanford.edu/software/stk </text:span>to the most recent version (currently 4.4.2).</text:p>
                </text:list-item>
                <text:list-item>
                  <text:p text:style-name="P1">(Done) Copy all contents of the STK directory into the Csound <text:span text:style-name="T3">Opcodes/stk </text:span><text:span text:style-name="T1">directory.</text:span></text:p>
                </text:list-item>
                <text:list-item>
                  <text:p text:style-name="P1">(Done  I didn't see any.) Apply any patches from the web site and mailing list.</text:p>
                </text:list-item>
              </text:list>
            </text:list-item>
            <text:list-item>
              <text:p text:style-name="P1"><text:span text:style-name="T1">(Done) Update libsndfile from </text:span><text:span text:style-name="T4">http://www.mega-nerd.com/libsndfile </text:span><text:span text:style-name="T1">to the </text:span>most recent version that works, which may be pre-release or release; currently it is 1.0.21. Do not build from sources.</text:p>
            </text:list-item>
            <text:list-item>
              <text:p text:style-name="P1"><text:span text:style-name="T1">(Done) Update FLTK from </text:span><text:span text:style-name="T4">www.fltk.org </text:span><text:span text:style-name="T1">to </text:span><text:span text:style-name="T3">branch-1.3 HEAD </text:span><text:span text:style-name="T1">from SVN and </text:span>build it with MinGW using CMake, with threads enabled, shared libraries en<text:span text:style-name="T1">abled, and local FLTK builds of the </text:span><text:span text:style-name="T3">jpeg</text:span><text:span text:style-name="T1">, </text:span><text:span text:style-name="T3">png</text:span><text:span text:style-name="T1">, and z libraries.</text:span></text:p>
            </text:list-item>
            <text:list-item>
              <text:p text:style-name="P1"><text:span text:style-name="T1">(Done) Update liblo tag 0.26 from the tarball at </text:span><text:span text:style-name="T4">http://liblo.sourceforge.net </text:span><text:span text:style-name="T1">(</text:span><text:span text:style-name="T2">not </text:span><text:span text:style-name="T1">SVN!), and build with this SConstruct:</text:span></text:p>
            </text:list-item>
          </text:list>
        </text:list-item>
      </text:list>
      <text:p text:style-name="P6"/>
      <text:p text:style-name="P6"># S C O N S T R U C T F O R L I B L O . D L L</text:p>
      <text:p text:style-name="P6"># Michael Gogins</text:p>
      <text:p text:style-name="P6"># Using hints from : http :// clam . iua .upf . edu / wikis / clam / index . php / Devel / Windows_MinGW_cross_compile</text:p>
      <text:p text:style-name="P6"># liblo</text:p>
      <text:p text:style-name="P6">environment = Environment ( tools = ['mingw '])</text:p>
      <text:p text:style-name="P6">sources = '''</text:p>
      <text:p text:style-name="P6">src / address .c</text:p>
      <text:p text:style-name="P6">src / blob .c</text:p>
      <text:p text:style-name="P6">src / bundle .c</text:p>
      <text:p text:style-name="P6">src / message .c</text:p>
      <text:p text:style-name="P6">src / method .c</text:p>
      <text:p text:style-name="P6">src / pattern_match .c</text:p>
      <text:p text:style-name="P6">src / send .c</text:p>
      <text:p text:style-name="P6">src / server .c</text:p>
      <text:p text:style-name="P6">src / server_thread .c</text:p>
      <text:p text:style-name="P6">src / timetag .c</text:p>
      <text:p text:style-name="P6">'''</text:p>
      <text:p text:style-name="P6">cppath = '''</text:p>
      <text:p text:style-name="P6">.</text:p>
      <text:p text:style-name="P6">C:/ utah / opt / liblo</text:p>
      <text:p text:style-name="P6">C:/ utah / opt / liblo /lo</text:p>
      <text:p text:style-name="P6">C:/ utah / opt / pthreads /Pre - built .2/ include</text:p>
      <text:p text:style-name="P6">'''</text:p>
      <text:p text:style-name="P6">libpath = '''</text:p>
      <text:p text:style-name="P6">C:/ utah / mingw / lib</text:p>
      <text:p text:style-name="P6">C:/ utah / opt / pthreads /Pre - built .2/ lib</text:p>
      <text:p text:style-name="P6">'''</text:p>
      <text:p text:style-name="P6">environment . Append ( CFLAGS = Split ('-O2 -g - DHAVE_CONFIG_H - D_WIN32_WINNT =0 x0501 '))</text:p>
      <text:p text:style-name="P6">environment . Append ( CPPPATH = Split ( cppath ))</text:p>
      <text:p text:style-name="P6">environment . Append ( LIBPATH = Split ( libpath ))</text:p>
      <text:p text:style-name="P6">environment . Append ( LIBS = Split ('pthread kernel32 gdi32 wsock32 ws2_32 ole32 uuid winmm pthread</text:p>
      <text:p text:style-name="P6">kernel32 gdi32 wsock32 ws2_32 ole32 uuid winmm '))</text:p>
      <text:p text:style-name="P6">environment . Append ( LINKFLAGS = ['-Wl ,-- enable - stdcall - fixup ', '-Wl ,- export - dynamic '])</text:p>
      <text:p text:style-name="P6">liblo = environment . SharedLibrary ('lo ', Split ( sources ))</text:p>
      <text:list xml:id="list41660278" text:continue-numbering="true" text:style-name="L2">
        <text:list-item>
          <text:list>
            <text:list-item>
              <text:p text:style-name="P1"><text:span text:style-name="T1">(Done) Update FluidSynth from </text:span><text:span text:style-name="T4">http://sourceforge.net/apps/trac/fluidsynth </text:span><text:span text:style-name="T1">to the head version (currently 1.1.1). Run </text:span><text:span text:style-name="T3">cmake-gui </text:span><text:span text:style-name="T1">for Visual </text:span>C++ to congure and generate a Visual C++ solution, then load the solution in Visual C++ and build the release version.</text:p>
            </text:list-item>
            <text:list-item>
              <text:p text:style-name="P1"><text:span text:style-name="T1">(Done) Update the pthread library from </text:span><text:span text:style-name="T4">http://sources.redhat.com/pthreads-win32 </text:span><text:span text:style-name="T1">to the most recent stable version (currently 2.8.0). Build in </text:span><text:span text:style-name="T4">pthread2.2 </text:span><text:span text:style-name="T1">using </text:span><text:span text:style-name="T3">make -f GNUmakefile clean GC</text:span><text:span text:style-name="T1">. Copy the DLL and lib into the pre-built directory. Copy those les and rename them </text:span><text:span text:style-name="T3">pthread.dll </text:span><text:span text:style-name="T1">and </text:span><text:span text:style-name="T3">libpthread.a</text:span><text:span text:style-name="T1">.</text:span></text:p>
            </text:list-item>
            <text:list-item>
              <text:p text:style-name="P1">(Done) Update the Microsoft DirectX SDK (current version June 2010) by sim<text:span text:style-name="T1">ply installing it from </text:span><text:span text:style-name="T4">http://www.microsoft.com/downloads/details.aspx?displaylang=en&amp;FamilyID=3021d52b-514e-41d3-ad02-438a3ba730ba</text:span><text:span text:style-name="T1">.</text:span></text:p>
            </text:list-item>
            <text:list-item>
              <text:p text:style-name="P1"><text:span text:style-name="T1">(Done) Update the PortAudio library (</text:span><text:a xlink:type="simple" xlink:href="http://portmedia.sourceforge.net/"><text:span text:style-name="T4">http://portmedia.sourceforge.net</text:span></text:a><text:span text:style-name="T1">) </text:span>from SVN and build it. Try the trunk version rst, if that doesn't work use the most recent tag. At this time, I can't gure out how to build the kernel <text:span text:style-name="T1">streaming driver, so omit it. Check the </text:span><text:span text:style-name="T3">pa_win_hostapis.c </text:span><text:span text:style-name="T1">le and make sure </text:span>that it is congured like this to build the DirectSound, WMME, and ASIO drivers:</text:p>
              <text:p text:style-name="P7"><text:line-break/># define PA_NO_WDMKS</text:p>
            </text:list-item>
          </text:list>
        </text:list-item>
      </text:list>
      <text:p text:style-name="Code">PaUtilHostApiInitializer * paHostApiInitializers [] =</text:p>
      <text:p text:style-name="Code">{</text:p>
      <text:p text:style-name="Code"># ifndef PA_NO_WMME</text:p>
      <text:p text:style-name="Code">PaWinMme_Initialize ,</text:p>
      <text:p text:style-name="Code"># endif</text:p>
      <text:p text:style-name="Code"># ifndef PA_NO_DS</text:p>
      <text:p text:style-name="Code">PaWinDs_Initialize ,</text:p>
      <text:p text:style-name="Code"># endif</text:p>
      <text:p text:style-name="Code"># ifndef PA_NO_ASIO</text:p>
      <text:p text:style-name="Code">PaAsio_Initialize ,</text:p>
      <text:p text:style-name="Code"># endif</text:p>
      <text:p text:style-name="Code"># ifndef PA_NO_WASAPI</text:p>
      <text:p text:style-name="Code">PaWinWasapi_Initialize ,</text:p>
      <text:p text:style-name="Code"># endif</text:p>
      <text:p text:style-name="Code"># ifndef PA_NO_WDMKS</text:p>
      <text:p text:style-name="Code">PaWinWdm_Initialize ,</text:p>
      <text:p text:style-name="Code"># endif</text:p>
      <text:p text:style-name="Code">PaSkeleton_Initialize , /* just for testing */</text:p>
      <text:p text:style-name="Code">0 /* NULL terminated array */</text:p>
      <text:p text:style-name="Code">};</text:p>
      <text:p text:style-name="Text_20_body"><text:span text:style-name="T1">Comment out the declaration/definition of </text:span><text:span text:style-name="T9">InterlockedDecrement</text:span><text:span text:style-name="T3"> </text:span><text:span text:style-name="T1">in the ASIO </text:span>SDK sources.</text:p>
      <text:p text:style-name="Text_20_body">Build with this SConstruct, which contains many kludgey ways of dealing with almost incompatible header files, versions of DirectX SDKs, etc. (you have been warned):</text:p>
      <text:p text:style-name="Code"><text:line-break/>'''</text:p>
      <text:p text:style-name="Code">MinGW SConstruct for PortAudio</text:p>
      <text:p text:style-name="Code">Michael Gogins</text:p>
      <text:p text:style-name="Code">'''</text:p>
      <text:p text:style-name="Code">print __doc__</text:p>
      <text:p text:style-name="Code">print</text:p>
      <text:p text:style-name="Code">import os</text:p>
      <text:p text:style-name="Code">import string</text:p>
      <text:p text:style-name="Code">import sys</text:p>
      <text:p text:style-name="Code">import traceback</text:p>
      <text:p text:style-name="Code">commonEnvironment = Environment ( ENV = os. environ , tools = ['mingw ', 'swig ', 'javac ', 'jar '])</text:p>
      <text:p text:style-name="Code">commonEnvironment . Append ( CFLAGS = Split ('-O2 -g '))</text:p>
      <text:p text:style-name="Code">commonEnvironment . Append ( CPPFLAGS = Split ('''</text:p>
      <text:p text:style-name="Code">-DWIN32</text:p>
      <text:p text:style-name="Code">-D_WIN32</text:p>
      <text:p text:style-name="Code">-DWINDOWS</text:p>
      <text:p text:style-name="Code">- DKSAUDIO_SPEAKER_DIRECTOUT =0</text:p>
      <text:p text:style-name="Code">- DMETHOD_NEITHER =3</text:p>
      <text:p text:style-name="Code">- DFILE_ANY_ACCESS =0</text:p>
      <text:p text:style-name="Code">- DTIME_KILL_SYNCHRONOUS =0 x0100</text:p>
      <text:p text:style-name="Code">'''))</text:p>
      <text:p text:style-name="Code">commonEnvironment . Append ( CPPPATH = Split ('''</text:p>
      <text:p text:style-name="Code">.</text:p>
      <text:p text:style-name="Code">C:/ utah / opt /Qt /2010.04/ mingw / include</text:p>
      <text:p text:style-name="Code">src / common</text:p>
      <text:p text:style-name="Code">src / hostapi</text:p>
      <text:p text:style-name="Code">src /os</text:p>
      <text:p text:style-name="Code">src /os/ win</text:p>
      <text:p text:style-name="Code">include</text:p>
      <text:p text:style-name="Code">C:/ utah / opt / portaudio / src/ hostapi / asio / ASIOSDK / host</text:p>
      <text:p text:style-name="Code">6</text:p>
      <text:p text:style-name="Code">C:/ utah / opt / portaudio / src/ hostapi / asio / ASIOSDK / host /pc</text:p>
      <text:p text:style-name="Code">C:/ utah / opt / portaudio / src/ hostapi / asio / ASIOSDK / common</text:p>
      <text:p text:style-name="Code">src / hostapi / wasapi /mingw - include</text:p>
      <text:p text:style-name="Code">C:/ utah / opt /stk -4.4.2/ src/ include</text:p>
      <text:p text:style-name="Code">C:/ utah / opt / directx -sdk -2010 -06/ Include</text:p>
      <text:p text:style-name="Code">'''))</text:p>
      <text:p text:style-name="Code">commonEnvironment . Append ( LIBS = Split ('''</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shell32</text:p>
      <text:p text:style-name="Code">ole32</text:p>
      <text:p text:style-name="Code">oleaut32</text:p>
      <text:p text:style-name="Code">uuid</text:p>
      <text:p text:style-name="Code">odbc32</text:p>
      <text:p text:style-name="Code">odbccp32</text:p>
      <text:p text:style-name="Code">winmm</text:p>
      <text:p text:style-name="Code">strmiids</text:p>
      <text:p text:style-name="Code">'''))</text:p>
      <text:p text:style-name="Code">portAudioSources = Split ('''</text:p>
      <text:p text:style-name="Code">src / common / pa_allocation .c</text:p>
      <text:p text:style-name="Code">src / common / pa_converters .c</text:p>
      <text:p text:style-name="Code">src / common / pa_cpuload .c</text:p>
      <text:p text:style-name="Code">src / common / pa_debugprint .c</text:p>
      <text:p text:style-name="Code">src / common / pa_dither .c</text:p>
      <text:p text:style-name="Code">src / common / pa_front .c</text:p>
      <text:p text:style-name="Code">src / common / pa_process .c</text:p>
      <text:p text:style-name="Code">src / common / pa_ringbuffer .c</text:p>
      <text:p text:style-name="Code">src / common / pa_skeleton .c</text:p>
      <text:p text:style-name="Code">src / common / pa_stream .c</text:p>
      <text:p text:style-name="Code">src / common / pa_trace .c</text:p>
      <text:p text:style-name="Code">src / hostapi / dsound / pa_win_ds .c</text:p>
      <text:p text:style-name="Code">src / hostapi / dsound / pa_win_ds_dynlink .c</text:p>
      <text:p text:style-name="Code">src / hostapi / wmme / pa_win_wmme .c</text:p>
      <text:p text:style-name="Code">src /os/ win/ pa_win_hostapis .c</text:p>
      <text:p text:style-name="Code">src /os/ win/ pa_win_util .c</text:p>
      <text:p text:style-name="Code">src /os/ win/ pa_win_waveformat .c</text:p>
      <text:p text:style-name="Code">src / hostapi / asio / ASIOSDK / common / asio . cpp</text:p>
      <text:p text:style-name="Code">src / hostapi / asio / ASIOSDK / common / combase . cpp</text:p>
      <text:p text:style-name="Code">src / hostapi / asio / ASIOSDK / common / debugmessage . cpp</text:p>
      <text:p text:style-name="Code">src / hostapi / asio / ASIOSDK / common / register . cpp</text:p>
      <text:p text:style-name="Code">src / hostapi / asio / ASIOSDK / host / ASIOConvertSamples . cpp</text:p>
      <text:p text:style-name="Code">src / hostapi / asio / ASIOSDK / host / asiodrivers .cpp</text:p>
      <text:p text:style-name="Code">src / hostapi / asio / ASIOSDK / host /pc/ asiolist .cpp</text:p>
      <text:p text:style-name="Code">src / hostapi / asio / iasiothiscallresolver . cpp</text:p>
      <text:p text:style-name="Code">src / hostapi / asio / pa_asio .cpp</text:p>
      <text:p text:style-name="Code">src / hostapi / wasapi / pa_win_wasapi .c</text:p>
      <text:p text:style-name="Code">''')</text:p>
      <text:p text:style-name="Code">portAudio = commonEnvironment . SharedLibrary ('portaudio ', portAudioSources )</text:p>
      <text:p text:style-name="Text_20_body"><text:span text:style-name="T1">(Done) Update the PortMidi library (</text:span><text:a xlink:type="simple" xlink:href="http://portmedia.sourceforge.net/"><text:span text:style-name="T4">http://portmedia.sourceforge.net</text:span></text:a><text:span text:style-name="T1">) </text:span>from SVN and build it with this SConstruct:</text:p>
      <text:p text:style-name="Code"/>
      <text:p text:style-name="Code">'''</text:p>
      <text:p text:style-name="Code">MinGW SConstruct for PortMidi</text:p>
      <text:p text:style-name="Code">Michael Gogins</text:p>
      <text:p text:style-name="Code">'''</text:p>
      <text:p text:style-name="Code">print __doc__</text:p>
      <text:p text:style-name="Code">print</text:p>
      <text:p text:style-name="Code">import os</text:p>
      <text:p text:style-name="Code">import string</text:p>
      <text:p text:style-name="Code">import sys</text:p>
      <text:p text:style-name="Code">import traceback</text:p>
      <text:p text:style-name="Code">commonEnvironment = Environment ( ENV = os. environ , tools = ['mingw ', 'swig ', 'javac ', 'jar '])</text:p>
      <text:p text:style-name="Code">commonEnvironment . Append ( CFLAGS = Split ('-O2 -g '))</text:p>
      <text:p text:style-name="Code">commonEnvironment . Append ( CPPFLAGS = Split ('''</text:p>
      <text:p text:style-name="Code">-DWIN32</text:p>
      <text:p text:style-name="Code">-D_WIN32</text:p>
      <text:p text:style-name="Code">-DWINDOWS</text:p>
      <text:p text:style-name="Code">'''))</text:p>
      <text:p text:style-name="Code">commonEnvironment . Append ( CPPPATH = Split ('''</text:p>
      <text:p text:style-name="Code">.</text:p>
      <text:p text:style-name="Code">pm_win</text:p>
      <text:p text:style-name="Code">pm_common</text:p>
      <text:p text:style-name="Code">porttime</text:p>
      <text:p text:style-name="Code">'''))</text:p>
      <text:p text:style-name="Code">commonEnvironment . Append ( LIBS = Split ('''</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7</text:p>
      <text:p text:style-name="Code">shell32</text:p>
      <text:p text:style-name="Code">ole32</text:p>
      <text:p text:style-name="Code">oleaut32</text:p>
      <text:p text:style-name="Code">uuid</text:p>
      <text:p text:style-name="Code">odbc32</text:p>
      <text:p text:style-name="Code">odbccp32</text:p>
      <text:p text:style-name="Code">winmm</text:p>
      <text:p text:style-name="Code">strmiids</text:p>
      <text:p text:style-name="Code">'''))</text:p>
      <text:p text:style-name="Code">commonEnvironment . Append ( LIBPATH ='.')</text:p>
      <text:p text:style-name="Code">commonEnvironment . Append ( SHLINKFLAGS = Split ('-mwindows -mno - cygwin -Wl ,-- enable -auto - import -Wl</text:p>
      <text:p text:style-name="Code">,--enable - runtime - pseudo - reloc '))</text:p>
      <text:p text:style-name="Code">portMidiSources = Split ('''</text:p>
      <text:p text:style-name="Code">pm_common / pmutil .c</text:p>
      <text:p text:style-name="Code">pm_common / portmidi .c</text:p>
      <text:p text:style-name="Code">pm_win / pmwin .c</text:p>
      <text:p text:style-name="Code">pm_win / pmwinmm .c</text:p>
      <text:p text:style-name="Code">''')</text:p>
      <text:p text:style-name="Code">portTimeSources = Split ('''</text:p>
      <text:p text:style-name="Code">porttime / porttime .c</text:p>
      <text:p text:style-name="Code">porttime / ptwinmm .c</text:p>
      <text:p text:style-name="Code">''')</text:p>
      <text:p text:style-name="Code">portMidiTestSources = Split ('''</text:p>
      <text:p text:style-name="Code">pm_test / test .c</text:p>
      <text:p text:style-name="Code">''')</text:p>
      <text:p text:style-name="Code">porttime = commonEnvironment . SharedLibrary ('porttime ', portTimeSources )</text:p>
      <text:p text:style-name="Code">portMidiEnvironment = commonEnvironment . Copy ()</text:p>
      <text:p text:style-name="Code">portMidiEnvironment . Append ( LIBS ='porttime ')</text:p>
      <text:p text:style-name="Code">portmidi = portMidiEnvironment . SharedLibrary ('portmidi ', portMidiSources )</text:p>
      <text:p text:style-name="Code">portMidiTestEnvironment = commonEnvironment . Copy ()</text:p>
      <text:p text:style-name="Code">portMidiTestEnvironment . Append ( LIBS = Split ('portmidi porttime '))</text:p>
      <text:p text:style-name="Code">test = portMidiTestEnvironment . Program ('test ', portMidiTestSources )</text:p>
      <text:p text:style-name="Code">Depends ( portmidi , porttime )</text:p>
      <text:p text:style-name="Code">Depends (test , portmidi )</text:p>
      <text:p text:style-name="Text_20_body">Run the test program to ensure that the build works.</text:p>
      <text:p text:style-name="Text_20_body"><text:span text:style-name="T1">(Done) Update LuaJIT from </text:span><text:span text:style-name="T4">http://luajit.org </text:span><text:span text:style-name="T1">to the head version (currently </text:span>2.0.0 beta 4) and build it using the command:</text:p>
      <text:p text:style-name="Code"><text:line-break/>make clean ; make ; make install</text:p>
      <text:p text:style-name="Text_20_body">(Done) Update the MusicXML library.</text:p>
      <text:p text:style-name="Text_20_body"><text:span text:style-name="T1">(Done) Update using Subversion from </text:span><text:a xlink:type="simple" xlink:href="https://libmusicxml.svn.sourceforge.net/svnroot/libmusicxml">https://libmusicxml.svn.sourceforge.net/svnroot/libmusicxml</text:a><text:span text:style-name="T4">.</text:span></text:p>
      <text:p text:style-name="Text_20_body">(Done) Edit the CodeBlocks project so as not to build and not to link <text:span text:style-name="T3">xmllex.c++</text:span><text:span text:style-name="T1">, which is </text:span><text:span text:style-name="T3">#included </text:span><text:span text:style-name="T1">by </text:span><text:span text:style-name="T3">xmlparse.cpp</text:span><text:span text:style-name="T1">.</text:span></text:p>
      <text:p text:style-name="Text_20_body">(Done) Build the library (only) for release using the CodeBlocks project.</text:p>
      <text:p text:style-name="Text_20_body">(Done) Install the LGPL/Free license version of the Qt 4.5 software development <text:span text:style-name="T1">kit for Windows from </text:span><text:span text:style-name="T4">http://www.qtsoftware.com/downloads</text:span><text:span text:style-name="T1">.</text:span></text:p>
      <text:p text:style-name="Text_20_body">(Not done) Build</text:p>
      <text:p text:style-name="Text_20_body">(Not done) Double precision sample build is the only target at this time.</text:p>
      <text:p text:style-name="Text_20_body"><text:span text:style-name="T1">(Not done) Update </text:span><text:span text:style-name="T3">custom-mingw.py </text:span><text:span text:style-name="T1">and </text:span><text:span text:style-name="T3">custom-msvc.py </text:span><text:span text:style-name="T1">to reflect </text:span>the locations of third-party header les and libraries.</text:p>
      <text:p text:style-name="Text_20_body">(Not done) Update Csound from CVS at <text:span text:style-name="T3">csound.cvs.sourceforge.net:/cvsroot/csound</text:span><text:span text:style-name="T1">, module </text:span><text:span text:style-name="T3">csound5</text:span><text:span text:style-name="T1">..</text:span></text:p>
      <text:p text:style-name="Text_20_body"><text:span text:style-name="T1">(Not done) Update </text:span><text:span text:style-name="T2">The Canonical Csound Reference Manual </text:span><text:span text:style-name="T1">from CVS at </text:span><text:span text:style-name="T3">csound.cvs.sourceforge.net:/cvsroot/csound</text:span><text:span text:style-name="T1">, module </text:span><text:span text:style-name="T3">manual</text:span><text:span text:style-name="T1">. Build the </text:span><text:span text:style-name="T3">html-dist </text:span><text:span text:style-name="T1">target.</text:span></text:p>
      <text:p text:style-name="Text_20_body"><text:span text:style-name="T1">(Not done) Run </text:span><text:span text:style-name="T3">./cleanup.sh </text:span><text:span text:style-name="T1">to make everything really clean.</text:span></text:p>
      <text:p text:style-name="Text_20_body"><text:span text:style-name="T1">(Not done) Build Csound using </text:span><text:span text:style-name="T3">build-mingw-release-double.sh</text:span><text:span text:style-name="T1">. </text:span>You may have to make some additional patches to the STK sources for the updated MinGW compiler. The patches should be obvious from <text:span text:style-name="T1">context. Mostly you need to </text:span><text:span text:style-name="T9">#include &lt;some_std_header&gt;</text:span><text:span text:style-name="T1">.</text:span></text:p>
      <text:p text:style-name="Text_20_body"><text:span text:style-name="T1">(Not done) Build again as above, to ensure </text:span><text:span text:style-name="T3">csnd.jar </text:span><text:span text:style-name="T1">is built properly.</text:span></text:p>
      <text:p text:style-name="Text_20_body"><text:span text:style-name="T1">(Not done) Change to </text:span><text:span text:style-name="T3">examples/java </text:span><text:span text:style-name="T1">and execute </text:span><text:span text:style-name="T3">make </text:span><text:span text:style-name="T1">to build exam</text:span>ple jars.</text:p>
      <text:p text:style-name="Text_20_body">(Not done) Use Subversion to install the current QuteCsound source <text:span text:style-name="T1">code from </text:span><text:span text:style-name="T4">https://qutecsound.svn.sourceforge.net/svnroot/qutecsound/trunk/qutecsound</text:span><text:span text:style-name="T1">. </text:span>Rebuild QuteCsound using the following commands, possibly with INCLUDEPATH and LIBPATH modified for your system:</text:p>
      <text:p text:style-name="Code"><text:line-break/>qmake -makefile -win32 " CONFIG += build64 " DEFAULT_CSOUND_INCLUDE_DIRS =D:\ utah \ home \ mkg \csound -mingw - release \H INCLUDEPATH +=D:\ utah \ home \ mkg \ csound -mingw - release \interfaces DEFAULT_LIBSNDFILE_INCLUDE_DIRS =D:\ utah \opt \Mega - Nerd \ libsndfile \include INCLUDEPATH +=C:\ utah \ opt \Qt \2009.03\ qt\ include \ QtXml INCLUDEPATH +=c:\ utah \opt\ qutecsound \ src DEFAULT_CSOUND_LIBRARY_DIRS =D:\ utah \ home \ mkg \csound -mingw -release DEFAULT_LIBSNDFILE_LIBRARY_DIRS =D:\ utah \ opt \Mega - Nerd \ libsndfile qcs . Pro</text:p>
      <text:p text:style-name="Code">mingw32 - make release</text:p>
      <text:p text:style-name="Text_20_body"><text:span text:style-name="T1">This make will fail, because the QuteCsound </text:span><text:span text:style-name="T9">.pro</text:span><text:span text:style-name="T3"> fi</text:span><text:span text:style-name="T1">les were not written </text:span>in a portable style. Copy the link line, omit the hard-coded libraries for <text:span text:style-name="T3">csnd</text:span><text:span text:style-name="T1">, </text:span><text:span text:style-name="T3">libcsound64</text:span><text:span text:style-name="T1">, and </text:span><text:span text:style-name="T3">libsndfile</text:span><text:span text:style-name="T1">, change to the </text:span><text:span text:style-name="T3">src </text:span><text:span text:style-name="T1">directory, add </text:span>the required libraries and library paths, and re-run the edited link line, something like this:</text:p>
      <text:p text:style-name="Code"><text:line-break/>g++ -enable - stdcall - fixup -Wl ,- enable -auto - import -Wl ,- enable - runtime - pseudo - reloc -</text:p>
      <text:p text:style-name="Code">mthreads -Wl -Wl ,- subsystem , windows -o bin \ qutecsound .exe object_script . qutecsound</text:p>
      <text:p text:style-name="Code">. Release -L"d:\ utah \ home \ mkg \ csound -mingw - release " -L"d:\ utah \ opt \Mega - Nerd \</text:p>
      <text:p text:style-name="Code">libsndfile " -L"c:\ utah \ opt\Qt \2009.03\ qt\lib " -lmingw32 -lqtmaind debug \</text:p>
      <text:p text:style-name="Code">qutecsound_res .o -lcsnd -lcsound64 -lsndfile -1 -lQtXml4 -lQtGui4 -lQtCore4</text:p>
      <text:p text:style-name="Code">strip bin /*</text:p>
      <text:p text:style-name="Text_20_body">(Not done) Build the manual using a command line such as make html-dist XSL_BASE_PATH=C:/utah/opt/docbook-xsl-1.75.1</text:p>
      <text:p text:style-name="Text_20_body"><text:span text:style-name="T1">(Not done) Build the API reference by executing </text:span><text:span text:style-name="T3">doxygen</text:span><text:span text:style-name="T1">.</text:span></text:p>
      <text:p text:style-name="Text_20_body"><text:span text:style-name="T1">(Not done) Execute </text:span><text:span text:style-name="T3">strip.sh </text:span><text:span text:style-name="T1">to strip debugging information out of the </text:span>binaries.</text:p>
      <text:p text:style-name="Text_20_body"><text:span text:style-name="T1">(Not done) Build the installer using NSIS from </text:span><text:span text:style-name="T4">http://nsis.sourceforge.net/Main_Page </text:span><text:span text:style-name="T2">with </text:span><text:span text:style-name="T1">the </text:span><text:span text:style-name="T3">NONFREE </text:span><text:span text:style-name="T1">(VST) stu.</text:span></text:p>
      <text:p text:style-name="Text_20_body">(Not done) Uninstall Csound, and install it again using the installer. Use <text:span text:style-name="T1">the Microsoft Dependency Walker and profile </text:span><text:span text:style-name="T3">QuteCsound </text:span><text:span text:style-name="T1">running to verify </text:span>that all DLLs required have been installed, or are already part of Windows.</text:p>
      <text:p text:style-name="Text_20_body"><text:span text:style-name="T1">(Not done) Build the installer </text:span><text:span text:style-name="T2">without </text:span><text:span text:style-name="T1">the </text:span><text:span text:style-name="T3">NONFREE </text:span><text:span text:style-name="T1">stuff.</text:span></text:p>
      <text:p text:style-name="Text_20_body">(Not done) Update this document to reect any changes in procedure or dependencies.</text:p>
      <text:p text:style-name="Text_20_body">Upload the installers to SourceForge and update the release package.</text:p>
      <text:p text:style-name="Text_20_body">Bug Fixes</text:p>
      <text:p text:style-name="Text_20_body"><text:span text:style-name="T1">(Not done) Move </text:span><text:span text:style-name="T3">spoutlock </text:span><text:span text:style-name="T1">and </text:span><text:span text:style-name="T3">spinlock </text:span><text:span text:style-name="T1">to dummy slots in CSOUND structure </text:span>to preserve Csound API compatibility.</text:p>
      <text:p text:style-name="Text_20_body"><text:span text:style-name="T1">(Not done) Change </text:span><text:span text:style-name="T3">SConstruct </text:span><text:span text:style-name="T1">to define </text:span><text:span text:style-name="T3">FL_DLL </text:span><text:span text:style-name="T1">for linking with the FLTK DLL.</text:span></text:p>
      <text:p text:style-name="Text_20_body"><text:span text:style-name="T1">(Not done) Change </text:span><text:span text:style-name="T3">SConstruct </text:span><text:span text:style-name="T1">to define </text:span><text:span text:style-name="T3">_SCL_SECURE_NO_DEPRECATE </text:span><text:span text:style-name="T1">for compiling </text:span>Gmm++.</text:p>
      <text:p text:style-name="Text_20_body"><text:span text:style-name="T1">(Not done) Fix score editing bug in </text:span><text:span text:style-name="T3">csound5gui</text:span><text:span text:style-name="T1">.</text:span></text:p>
      <text:p text:style-name="Text_20_body">(Not done) Fix up installers for correct third party DLLs.</text:p>
      <text:p text:style-name="Text_20_body">(Not done) Fix up installers for correct Csound examples.</text:p>
      <text:p text:style-name="Text_20_body">(Not done) Make sure installers link to the frames version of the manual and include the quick reference.</text:p>
      <text:p text:style-name="Text_20_body">(Not done) Fix a bug with real-time notes not ending in CsoundVST, by restoring k<text:span text:style-name="T3">relesing </text:span><text:span text:style-name="T1">again. This needs to be tested for file rendering.</text:span></text:p>
      <text:p text:style-name="Text_20_body">(Not done) Fix up installers for correct third party DLLs.</text:p>
      <text:p text:style-name="Text_20_body">(Not done) Fix up installers for correct Csound examples.</text:p>
      <text:h text:style-name="Heading_20_1" text:outline-level="1">Functional Tests</text:h>
      <text:p text:style-name="Text_20_body"><text:span text:style-name="T1">(Not done) Ensure </text:span><text:span text:style-name="T3">csound /examples/trapped.csd -odac </text:span><text:span text:style-name="T1">works.</text:span></text:p>
      <text:p text:style-name="Text_20_body"><text:span text:style-name="T1">(Not done) Ensure </text:span><text:span text:style-name="T3">csound /examples/trapped.csd -otrapped.wav </text:span><text:span text:style-name="T1">works.</text:span></text:p>
      <text:p text:style-name="Text_20_body"><text:span text:style-name="T1">(Not done) Ensure </text:span><text:span text:style-name="T3">csound5gui </text:span><text:span text:style-name="T1">renders </text:span><text:span text:style-name="T3">trapped.csd </text:span><text:span text:style-name="T1">to audio, and can be stopped </text:span>and restarted.</text:p>
      <text:p text:style-name="Text_20_body"><text:span text:style-name="T1">(Not done) Ensure </text:span><text:span text:style-name="T3">csound5gui </text:span><text:span text:style-name="T1">renders </text:span><text:span text:style-name="T3">trapped.csd </text:span><text:span text:style-name="T1">to soundle, and can be stopped </text:span>and restarted.</text:p>
      <text:p text:style-name="Text_20_body">(Not done) Ensure FLTK widgets work.</text:p>
      <text:p text:style-name="Text_20_body"><text:span text:style-name="T1">(Not done) Ensure Python works with </text:span><text:span text:style-name="T3">python examples/koch.py</text:span><text:span text:style-name="T1">, which uses SoundFonts in FluidSynth opcodes, and </text:span><text:span text:style-name="T3">python examples/Lindenmayer.py</text:span><text:span text:style-name="T1">, which uses </text:span><text:span text:style-name="T3">CsoundAC</text:span><text:span text:style-name="T1">.</text:span></text:p>
      <text:p text:style-name="Text_20_body"><text:span text:style-name="T1">(Not done) Ensure Lua works with </text:span><text:span text:style-name="T3">luajit examples/lua_example.lua</text:span><text:span text:style-name="T1">.</text:span></text:p>
      <text:p text:style-name="Text_20_body"><text:span text:style-name="T1">(Not done) Ensure Lisp works with </text:span><text:span text:style-name="T3">clisp interfaces/test.lisp</text:span><text:span text:style-name="T1">.</text:span></text:p>
      <text:p text:style-name="Text_20_body"><text:span text:style-name="T1">(Not done) Ensure Java works with </text:span><text:span text:style-name="T3">java -jar examples/java/CsoundEditor.jar</text:span><text:span text:style-name="T1">.</text:span></text:p>
      <text:p text:style-name="Text_20_body"><text:span text:style-name="T1">(Not done) Ensure </text:span><text:span text:style-name="T3">CsoundVstShell </text:span><text:span text:style-name="T1">can load </text:span><text:span text:style-name="T3">examples/CsoundAC-midi.csd </text:span><text:span text:style-name="T1">and </text:span>perform as a live MIDI instrument using a SoundFont in a FluidSynth instrument, a VST plugin instrument, and an STK instrument.</text:p>
      <text:p text:style-name="Text_20_body"><text:span text:style-name="T1">(Not done) Ensure the Python opcodes work with some of the files in </text:span><text:span text:style-name="T4">Opcodes/py/examples</text:span><text:span text:style-name="T1">.</text:span></text:p>
      <text:p text:style-name="Text_20_body">(Not done) Ensure OSC works using example files.</text:p>
      <text:p text:style-name="Text_20_body">(Not done) Make sure installers link to the frames version of the manual and include the quick reference.</text:p>
      <text:p text:style-name="Text_20_body"><text:span text:style-name="T1">(Not done) Ensure </text:span><text:span text:style-name="T3">CsoundVST </text:span><text:span text:style-name="T1">plugin works with </text:span><text:span text:style-name="T3">CsoundVST.csd </text:span><text:span text:style-name="T1">in VSTHost from </text:span><text:span text:style-name="T4">http://www.hermannseib.com/english/vsthost.htm</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F16" svg:font-family="F16" style:font-family-generic="swiss"/>
    <style:font-face style:name="F19" svg:font-family="F19" style:font-family-generic="swiss"/>
    <style:font-face style:name="F20" svg:font-family="F20" style:font-family-generic="swiss"/>
    <style:font-face style:name="F24" svg:font-family="F24" style:font-family-generic="swiss"/>
    <style:font-face style:name="F25" svg:font-family="F25" style:font-family-generic="swiss"/>
    <style:font-face style:name="F26" svg:font-family="F26" style:font-family-generic="swiss"/>
    <style:font-face style:name="F27" svg:font-family="F27" style:font-family-generic="swiss"/>
    <style:font-face style:name="F36" svg:font-family="F36"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0799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paragraph-properties fo:margin-top="0in" fo:margin-bottom="0in"/>
      <style:text-properties style:font-name="Courier New1" fo:font-size="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size="10pt"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Gogins</meta:initial-creator>
    <meta:creation-date>2010-08-26T20:13:56.94</meta:creation-date>
    <dc:date>2010-08-26T21:55:13.77</dc:date>
    <dc:creator>Michael Gogins</dc:creator>
    <meta:editing-duration>PT01H41M08S</meta:editing-duration>
    <meta:editing-cycles>18</meta:editing-cycles>
    <meta:generator>OpenOffice.org/3.2$Win32 OpenOffice.org_project/320m18$Build-9502</meta:generator>
    <meta:document-statistic meta:table-count="0" meta:image-count="0" meta:object-count="0" meta:page-count="1" meta:paragraph-count="336" meta:word-count="3227" meta:character-count="21570"/>
  </office:meta>
</office:document-meta>
</file>